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38BDC04B3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29cm, 7.262cm, 13.246cm, 6.8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6cm" svg:height="9.841cm" svg:x="4.81cm" svg:y="7.35cm">
          <draw:image xlink:href="Pictures/10000000000003E800000438BDC04B3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6:45:39.074163889</dc:date>
    <meta:editing-duration>PT49S</meta:editing-duration>
    <meta:editing-cycles>1</meta:editing-cycles>
    <meta:document-statistic meta:object-count="1"/>
    <meta:generator>LibreOffice/24.2.0.3$Linux_X86_64 LibreOffice_project/420$Build-3</meta:generator>
  </office:meta>
</office:document-meta>
</file>